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1" svg:font-family="'Angsana New'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size="88pt" fo:font-style="italic" style:font-size-asian="88pt" style:font-style-asian="italic" style:font-size-complex="88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hapterNo"><text:span text:style-name="T1">1</text:span></text:p>
      <text:p text:style-name="Chaptertitle">การพัฒนาระบบ Embedded System</text:p>
      <text:p text:style-name="Standard"/>
      <text:p text:style-name="Standard"/>
      <text:p text:style-name="ChapterNo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1" svg:font-family="'Angsana New'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ChapterNo" style:family="paragraph" style:parent-style-name="Standard" style:auto-update="true" style:class="text" style:master-page-name="">
      <style:paragraph-properties fo:margin-left="0cm" fo:margin-right="0cm" fo:margin-top="0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weight-asian="bold" style:font-name-complex="AngsanaUPC" style:font-size-complex="14pt" style:font-weight-complex="bold"/>
    </style:style>
    <style:style style:name="Chaptertitle" style:family="paragraph" style:parent-style-name="Heading_20_3" style:class="text" style:master-page-name="">
      <style:paragraph-properties fo:margin-top="0cm" fo:margin-bottom="0.101cm" fo:text-align="end" style:justify-single-word="false" fo:keep-together="always" fo:keep-with-next="auto"/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3T09:23:43</meta:creation-date>
    <dc:date>2007-06-13T10:12:42</dc:date>
    <dc:language>en-US</dc:language>
    <meta:editing-cycles>4</meta:editing-cycles>
    <meta:editing-duration>PT33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" meta:character-count="30"/>
  </office:meta>
</office:document-meta>
</file>